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1ec"/>
    </style:style>
    <style:style style:name="P2" style:family="paragraph" style:parent-style-name="Standard">
      <style:text-properties officeooo:rsid="000ec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#<text:tab/>Documentation/SecurityBugs</text:p>
      <text:p text:style-name="P1">#<text:tab/>Documentation/SubmitChecklist</text:p>
      <text:p text:style-name="P1">#<text:tab/>Documentation/SubmittingDrivers</text:p>
      <text:p text:style-name="P1">#<text:tab/>Documentation/SubmittingPatches</text:p>
      <text:p text:style-name="P1">#<text:tab/>Documentation/accounting/delay-accounting.txt</text:p>
      <text:p text:style-name="P1">#<text:tab/>Documentation/acpi/apei/einj.txt</text:p>
      <text:p text:style-name="P1">#<text:tab/>Documentation/acpi/enumeration.txt</text:p>
      <text:p text:style-name="P1">#<text:tab/>Documentation/acpi/initrd_table_override.txt</text:p>
      <text:p text:style-name="P1">#<text:tab/>Documentation/acpi/method-tracing.txt</text:p>
      <text:p text:style-name="P1">#<text:tab/>Documentation/applying-patches.txt</text:p>
      <text:p text:style-name="P1">#<text:tab/>Documentation/arm/00-INDEX</text:p>
      <text:p text:style-name="P1">#<text:tab/>Documentation/arm/Booting</text:p>
      <text:p text:style-name="P1">#<text:tab/>Documentation/arm/CCN.txt</text:p>
      <text:p text:style-name="P1">#<text:tab/>Documentation/arm/Marvell/README</text:p>
      <text:p text:style-name="P1">#<text:tab/>Documentation/arm/README</text:p>
      <text:p text:style-name="P1">#<text:tab/>Documentation/arm/SA1100/Assabet</text:p>
      <text:p text:style-name="P1">#<text:tab/>Documentation/arm/SPEAr/overview.txt</text:p>
      <text:p text:style-name="P1">#<text:tab/>Documentation/arm/Samsung/clksrc-change-registers.awk</text:p>
      <text:p text:style-name="P1">#<text:tab/>Documentation/arm/firmware.txt</text:p>
      <text:p text:style-name="P1">#<text:tab/>Documentation/arm/kernel_mode_neon.txt</text:p>
      <text:p text:style-name="P1">#<text:tab/>Documentation/arm/memory.txt</text:p>
      <text:p text:style-name="P1">#<text:tab/>Documentation/arm/pxa/mfp.txt</text:p>
      <text:p text:style-name="P1">#<text:tab/>Documentation/arm/sunxi/README</text:p>
      <text:p text:style-name="P1">#<text:tab/>Documentation/arm/uefi.txt</text:p>
      <text:p text:style-name="P1">#<text:tab/>Documentation/arm/vlocks.txt</text:p>
      <text:p text:style-name="P1">#<text:tab/>Documentation/arm64/booting.txt</text:p>
      <text:p text:style-name="P1">#<text:tab/>Documentation/atomic_ops.txt</text:p>
      <text:p text:style-name="P1">#<text:tab/>Documentation/auxdisplay/cfag12864b</text:p>
      <text:p text:style-name="P1">#<text:tab/>Documentation/bcache.txt</text:p>
      <text:p text:style-name="P1">#<text:tab/>Documentation/binfmt_misc.txt</text:p>
      <text:p text:style-name="P1">#<text:tab/>Documentation/blackfin/00-INDEX</text:p>
      <text:p text:style-name="P1">#<text:tab/>Documentation/block/00-INDEX</text:p>
      <text:p text:style-name="P1">#<text:tab/>Documentation/block/biodoc.txt</text:p>
      <text:p text:style-name="P1">#<text:tab/>Documentation/block/biovecs.txt</text:p>
      <text:p text:style-name="P1">#<text:tab/>Documentation/block/cfq-iosched.txt</text:p>
      <text:p text:style-name="P1">#<text:tab/>Documentation/block/null_blk.txt</text:p>
      <text:p text:style-name="P1">#<text:tab/>Documentation/block/queue-sysfs.txt</text:p>
      <text:p text:style-name="P1">#<text:tab/>Documentation/block/writeback_cache_control.txt</text:p>
      <text:p text:style-name="P1">#<text:tab/>Documentation/blockdev/nbd.txt</text:p>
      <text:p text:style-name="P1">#<text:tab/>Documentation/blockdev/zram.txt</text:p>
      <text:p text:style-name="P1">#<text:tab/>Documentation/cachetlb.txt</text:p>
      <text:p text:style-name="P1">#<text:tab/>Documentation/clk.txt</text:p>
      <text:p text:style-name="P1">#<text:tab/>Documentation/connector/connector.txt</text:p>
      <text:p text:style-name="P1">#<text:tab/>Documentation/cpu-freq/core.txt</text:p>
      <text:p text:style-name="P1">#<text:tab/>Documentation/cpu-freq/cpu-drivers.txt</text:p>
      <text:p text:style-name="P1">#<text:tab/>Documentation/cpu-freq/cpufreq-stats.txt</text:p>
      <text:p text:style-name="P1">#<text:tab/>Documentation/cpu-freq/governors.txt</text:p>
      <text:p text:style-name="P1">#<text:tab/>Documentation/cpu-freq/intel-pstate.txt</text:p>
      <text:p text:style-name="P1">#<text:tab/>Documentation/cpu-freq/user-guide.txt</text:p>
      <text:p text:style-name="P1">#<text:tab/>Documentation/cpu-hotplug.txt</text:p>
      <text:p text:style-name="P1"><text:soft-page-break/>#<text:tab/>Documentation/cputopology.txt</text:p>
      <text:p text:style-name="P1">#<text:tab/>Documentation/crypto/api-intro.txt</text:p>
      <text:p text:style-name="P1">#<text:tab/>Documentation/crypto/asymmetric-keys.txt</text:p>
      <text:p text:style-name="P1">#<text:tab/>Documentation/debugging-via-ohci1394.txt</text:p>
      <text:p text:style-name="P1">#<text:tab/>Documentation/device-mapper/cache-policies.txt</text:p>
      <text:p text:style-name="P1">#<text:tab/>Documentation/device-mapper/cache.txt</text:p>
      <text:p text:style-name="P1">#<text:tab/>Documentation/device-mapper/delay.txt</text:p>
      <text:p text:style-name="P1">#<text:tab/>Documentation/device-mapper/dm-flakey.txt</text:p>
      <text:p text:style-name="P1">#<text:tab/>Documentation/device-mapper/dm-raid.txt</text:p>
      <text:p text:style-name="P1">#<text:tab/>Documentation/device-mapper/snapshot.txt</text:p>
      <text:p text:style-name="P1">#<text:tab/>Documentation/device-mapper/statistics.txt</text:p>
      <text:p text:style-name="P1">#<text:tab/>Documentation/device-mapper/switch.txt</text:p>
      <text:p text:style-name="P1">#<text:tab/>Documentation/device-mapper/thin-provisioning.txt</text:p>
      <text:p text:style-name="P1">#<text:tab/>Documentation/device-mapper/verity.txt</text:p>
      <text:p text:style-name="P1">#<text:tab/>Documentation/devices.txt</text:p>
      <text:p text:style-name="P1">#<text:tab/>Documentation/devicetree/bindings/arm/altera/socfpga-sdram-edac.txt</text:p>
      <text:p text:style-name="P1">#<text:tab/>Documentation/devicetree/bindings/arm/amlogic.txt</text:p>
      <text:p text:style-name="P1">#<text:tab/>Documentation/devicetree/bindings/arm/arch_timer.txt</text:p>
      <text:p text:style-name="P1">#<text:tab/>Documentation/devicetree/bindings/arm/arm-boards</text:p>
      <text:p text:style-name="P1">#<text:tab/>Documentation/devicetree/bindings/arm/atmel-at91.txt</text:p>
      <text:p text:style-name="P1">#<text:tab/>Documentation/devicetree/bindings/arm/cci.txt</text:p>
      <text:p text:style-name="P1">#<text:tab/>Documentation/devicetree/bindings/arm/coresight.txt</text:p>
      <text:p text:style-name="P1">#<text:tab/>Documentation/devicetree/bindings/arm/cpus.txt</text:p>
      <text:p text:style-name="P1">#<text:tab/>Documentation/devicetree/bindings/arm/davinci.txt</text:p>
      <text:p text:style-name="P1">#<text:tab/>Documentation/devicetree/bindings/arm/fsl.txt</text:p>
      <text:p text:style-name="P1">#<text:tab/>Documentation/devicetree/bindings/arm/hisilicon/hisilicon.txt</text:p>
      <text:p text:style-name="P1">#<text:tab/>Documentation/devicetree/bindings/arm/idle-states.txt</text:p>
      <text:p text:style-name="P1">#<text:tab/>Documentation/devicetree/bindings/arm/keystone/keystone.txt</text:p>
      <text:p text:style-name="P1">#<text:tab/>Documentation/devicetree/bindings/arm/mediatek.txt</text:p>
      <text:p text:style-name="P1">#<text:tab/>Documentation/devicetree/bindings/arm/msm/qcom,saw2.txt</text:p>
      <text:p text:style-name="P1">#<text:tab/>Documentation/devicetree/bindings/arm/msm/timer.txt</text:p>
      <text:p text:style-name="P1">#<text:tab/>Documentation/devicetree/bindings/arm/olimex.txt</text:p>
      <text:p text:style-name="P1">#<text:tab/>Documentation/devicetree/bindings/arm/omap/crossbar.txt</text:p>
      <text:p text:style-name="P1">#<text:tab/>Documentation/devicetree/bindings/arm/omap/l3-noc.txt</text:p>
      <text:p text:style-name="P1">#<text:tab/>Documentation/devicetree/bindings/arm/omap/omap.txt</text:p>
      <text:p text:style-name="P1">#<text:tab/>Documentation/devicetree/bindings/arm/omap/prcm.txt</text:p>
      <text:p text:style-name="P1">#<text:tab/>Documentation/devicetree/bindings/arm/pmu.txt</text:p>
      <text:p text:style-name="P1">#<text:tab/>Documentation/devicetree/bindings/arm/psci.txt</text:p>
      <text:p text:style-name="P1">#<text:tab/>Documentation/devicetree/bindings/arm/rockchip.txt</text:p>
      <text:p text:style-name="P1">#<text:tab/>Documentation/devicetree/bindings/arm/samsung/exynos-adc.txt</text:p>
      <text:p text:style-name="P1">#<text:tab/>Documentation/devicetree/bindings/arm/samsung/pmu.txt</text:p>
      <text:p text:style-name="P1">#<text:tab/>Documentation/devicetree/bindings/arm/shmobile.txt</text:p>
      <text:p text:style-name="P1">#<text:tab/>Documentation/devicetree/bindings/arm/sirf.txt</text:p>
      <text:p text:style-name="P1">#<text:tab/>Documentation/devicetree/bindings/arm/spear-misc.txt</text:p>
      <text:p text:style-name="P1">#<text:tab/>Documentation/devicetree/bindings/arm/ste-nomadik.txt</text:p>
      <text:p text:style-name="P1">#<text:tab/>Documentation/devicetree/bindings/arm/sti.txt</text:p>
      <text:p text:style-name="P1">#<text:tab/>Documentation/devicetree/bindings/arm/tegra.txt</text:p>
      <text:p text:style-name="P1">#<text:tab/>Documentation/devicetree/bindings/arm/tegra/nvidia,tegra20-ahb.txt</text:p>
      <text:p text:style-name="P1">#<text:tab/>Documentation/devicetree/bindings/arm/tegra/nvidia,tegra20-pmc.txt</text:p>
      <text:p text:style-name="P1">#<text:tab/>Documentation/devicetree/bindings/arm/twd.txt</text:p>
      <text:p text:style-name="P1">#<text:tab/>Documentation/devicetree/bindings/arm/xen.txt</text:p>
      <text:p text:style-name="P1">#<text:tab/>Documentation/devicetree/bindings/ata/ahci-platform.txt</text:p>
      <text:p text:style-name="P1"><text:soft-page-break/>#<text:tab/>Documentation/devicetree/bindings/ata/ahci-st.txt</text:p>
      <text:p text:style-name="P1">#<text:tab/>Documentation/devicetree/bindings/ata/cavium-compact-flash.txt</text:p>
      <text:p text:style-name="P1">#<text:tab/>Documentation/devicetree/bindings/ata/marvell.txt</text:p>
      <text:p text:style-name="P1">#<text:tab/>Documentation/devicetree/bindings/ata/sata_rcar.txt</text:p>
      <text:p text:style-name="P1">#<text:tab/>Documentation/devicetree/bindings/bus/brcm,gisb-arb.txt</text:p>
      <text:p text:style-name="P1">#<text:tab/>Documentation/devicetree/bindings/bus/mvebu-mbus.txt</text:p>
      <text:p text:style-name="P1">#<text:tab/>Documentation/devicetree/bindings/bus/omap-ocp2scp.txt</text:p>
      <text:p text:style-name="P1">#<text:tab/>Documentation/devicetree/bindings/c6x/dscr.txt</text:p>
      <text:p text:style-name="P1">#<text:tab/>Documentation/devicetree/bindings/clock/at91-clock.txt</text:p>
      <text:p text:style-name="P1">#<text:tab/>Documentation/devicetree/bindings/clock/axi-clkgen.txt</text:p>
      <text:p text:style-name="P1">#<text:tab/>Documentation/devicetree/bindings/clock/clk-exynos-audss.txt</text:p>
      <text:p text:style-name="P1">#<text:tab/>Documentation/devicetree/bindings/clock/clock-bindings.txt</text:p>
      <text:p text:style-name="P1">#<text:tab/>Documentation/devicetree/bindings/clock/clps711x-clock.txt</text:p>
      <text:p text:style-name="P1">#<text:tab/>Documentation/devicetree/bindings/clock/emev2-clock.txt</text:p>
      <text:p text:style-name="P1">#<text:tab/>Documentation/devicetree/bindings/clock/exynos3250-clock.txt</text:p>
      <text:p text:style-name="P1">#<text:tab/>Documentation/devicetree/bindings/clock/exynos5410-clock.txt</text:p>
      <text:p text:style-name="P1">#<text:tab/>Documentation/devicetree/bindings/clock/fixed-factor-clock.txt</text:p>
      <text:p text:style-name="P1">#<text:tab/>Documentation/devicetree/bindings/clock/imx31-clock.txt</text:p>
      <text:p text:style-name="P1">#<text:tab/>Documentation/devicetree/bindings/clock/imx35-clock.txt</text:p>
      <text:p text:style-name="P1">#<text:tab/>Documentation/devicetree/bindings/clock/maxim,max77686.txt</text:p>
      <text:p text:style-name="P1">#<text:tab/>Documentation/devicetree/bindings/clock/mvebu-core-clock.txt</text:p>
      <text:p text:style-name="P1">#<text:tab/>Documentation/devicetree/bindings/clock/mvebu-gated-clock.txt</text:p>
      <text:p text:style-name="P1">#<text:tab/>Documentation/devicetree/bindings/clock/nvidia,tegra124-car.txt</text:p>
      <text:p text:style-name="P1">#<text:tab/>Documentation/devicetree/bindings/clock/qcom,gcc.txt</text:p>
      <text:p text:style-name="P1">#<text:tab/>Documentation/devicetree/bindings/clock/qcom,mmcc.txt</text:p>
      <text:p text:style-name="P1">#<text:tab/>Documentation/devicetree/bindings/clock/qoriq-clock.txt</text:p>
      <text:p text:style-name="P1">#<text:tab/>Documentation/devicetree/bindings/clock/renesas,cpg-div6-clocks.txt</text:p>
      <text:p text:style-name="P1">#<text:tab/>Documentation/devicetree/bindings/clock/renesas,cpg-mstp-clocks.txt</text:p>
      <text:p text:style-name="P1">#<text:tab/>Documentation/devicetree/bindings/clock/renesas,r8a7779-cpg-clocks.txt</text:p>
      <text:p text:style-name="P1">#<text:tab/>Documentation/devicetree/bindings/clock/renesas,rcar-gen2-cpg-clocks.txt</text:p>
      <text:p text:style-name="P1">#<text:tab/>Documentation/devicetree/bindings/clock/renesas,rz-cpg-clocks.txt</text:p>
      <text:p text:style-name="P1">#<text:tab/>Documentation/devicetree/bindings/clock/rockchip,rk3188-cru.txt</text:p>
      <text:p text:style-name="P1">#<text:tab/>Documentation/devicetree/bindings/clock/rockchip,rk3288-cru.txt</text:p>
      <text:p text:style-name="P1">#<text:tab/>Documentation/devicetree/bindings/clock/silabs,si5351.txt</text:p>
      <text:p text:style-name="P1">#<text:tab/>Documentation/devicetree/bindings/clock/st/st,clkgen-mux.txt</text:p>
      <text:p text:style-name="P1">#<text:tab/>Documentation/devicetree/bindings/clock/st/st,clkgen-pll.txt</text:p>
      <text:p text:style-name="P1">#<text:tab/>Documentation/devicetree/bindings/clock/st/st,clkgen.txt</text:p>
      <text:p text:style-name="P1">#<text:tab/>Documentation/devicetree/bindings/clock/st/st,flexgen.txt</text:p>
      <text:p text:style-name="P1">#<text:tab/>Documentation/devicetree/bindings/clock/st/st,quadfs.txt</text:p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<text:soft-page-break/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<text:soft-page-break/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<text:soft-page-break/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<text:soft-page-break/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<text:soft-page-break/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<text:soft-page-break/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<text:soft-page-break/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<text:soft-page-break/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<text:soft-page-break/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<text:soft-page-break/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<text:soft-page-break/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<text:soft-page-break/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<text:soft-page-break/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<text:soft-page-break/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<text:soft-page-break/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>#<text:tab/>arch/arm/boot/dts/at91rm9200.dtsi</text:p>
      <text:p text:style-name="P1">#<text:tab/>arch/arm/boot/dts/at91rm9200ek.dts</text:p>
      <text:p text:style-name="P1">#<text:tab/>arch/arm/boot/dts/at91sam9260.dtsi</text:p>
      <text:p text:style-name="P1">#<text:tab/>arch/arm/boot/dts/at91sam9261.dtsi</text:p>
      <text:p text:style-name="P1">#<text:tab/>arch/arm/boot/dts/at91sam9261ek.dts</text:p>
      <text:p text:style-name="P1">#<text:tab/>arch/arm/boot/dts/at91sam9263.dtsi</text:p>
      <text:p text:style-name="P1">#<text:tab/>arch/arm/boot/dts/at91sam9263ek.dts</text:p>
      <text:p text:style-name="P1">#<text:tab/>arch/arm/boot/dts/at91sam9g15.dtsi</text:p>
      <text:p text:style-name="P1">#<text:tab/>arch/arm/boot/dts/at91sam9g15ek.dts</text:p>
      <text:p text:style-name="P1">#<text:tab/>arch/arm/boot/dts/at91sam9g20.dtsi</text:p>
      <text:p text:style-name="P1">#<text:tab/>arch/arm/boot/dts/at91sam9g20ek_common.dtsi</text:p>
      <text:p text:style-name="P1">#<text:tab/>arch/arm/boot/dts/at91sam9g25.dtsi</text:p>
      <text:p text:style-name="P1">#<text:tab/>arch/arm/boot/dts/at91sam9g25ek.dts</text:p>
      <text:p text:style-name="P1">#<text:tab/>arch/arm/boot/dts/at91sam9g35.dtsi</text:p>
      <text:p text:style-name="P1">#<text:tab/>arch/arm/boot/dts/at91sam9g35ek.dts</text:p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<text:soft-page-break/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<text:soft-page-break/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<text:soft-page-break/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<text:soft-page-break/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<text:soft-page-break/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<text:soft-page-break/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<text:soft-page-break/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<text:soft-page-break/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<text:soft-page-break/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<text:soft-page-break/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<text:soft-page-break/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<text:soft-page-break/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<text:soft-page-break/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<text:soft-page-break/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<text:soft-page-break/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<text:soft-page-break/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<text:soft-page-break/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<text:soft-page-break/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<text:soft-page-break/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<text:soft-page-break/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<text:soft-page-break/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<text:soft-page-break/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<text:soft-page-break/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<text:soft-page-break/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<text:soft-page-break/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<text:soft-page-break/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<text:soft-page-break/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<text:soft-page-break/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<text:soft-page-break/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<text:soft-page-break/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<text:soft-page-break/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<text:soft-page-break/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<text:soft-page-break/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<text:soft-page-break/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<text:soft-page-break/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<text:soft-page-break/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<text:soft-page-break/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<text:soft-page-break/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<text:soft-page-break/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<text:soft-page-break/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<text:soft-page-break/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<text:soft-page-break/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<text:soft-page-break/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<text:soft-page-break/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<text:soft-page-break/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<text:soft-page-break/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<text:soft-page-break/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<text:soft-page-break/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<text:soft-page-break/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<text:soft-page-break/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<text:soft-page-break/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<text:soft-page-break/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<text:soft-page-break/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<text:soft-page-break/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<text:soft-page-break/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<text:soft-page-break/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<text:soft-page-break/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<text:soft-page-break/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<text:soft-page-break/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<text:soft-page-break/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<text:soft-page-break/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<text:soft-page-break/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<text:soft-page-break/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<text:soft-page-break/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<text:soft-page-break/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<text:soft-page-break/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<text:soft-page-break/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<text:soft-page-break/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<text:soft-page-break/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<text:soft-page-break/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<text:soft-page-break/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<text:soft-page-break/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<text:soft-page-break/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<text:soft-page-break/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<text:soft-page-break/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<text:soft-page-break/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<text:soft-page-break/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<text:soft-page-break/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<text:soft-page-break/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<text:soft-page-break/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<text:soft-page-break/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<text:soft-page-break/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<text:soft-page-break/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<text:soft-page-break/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<text:soft-page-break/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<text:soft-page-break/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<text:soft-page-break/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<text:soft-page-break/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<text:soft-page-break/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<text:soft-page-break/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<text:soft-page-break/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<text:soft-page-break/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<text:soft-page-break/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<text:soft-page-break/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<text:soft-page-break/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<text:soft-page-break/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<text:soft-page-break/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<text:soft-page-break/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<text:soft-page-break/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<text:soft-page-break/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<text:soft-page-break/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<text:soft-page-break/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<text:soft-page-break/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<text:soft-page-break/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<text:soft-page-break/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<text:soft-page-break/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<text:soft-page-break/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<text:soft-page-break/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<text:soft-page-break/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<text:soft-page-break/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<text:soft-page-break/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<text:soft-page-break/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<text:soft-page-break/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<text:soft-page-break/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<text:soft-page-break/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<text:soft-page-break/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<text:soft-page-break/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<text:soft-page-break/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<text:soft-page-break/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<text:soft-page-break/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<text:soft-page-break/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<text:soft-page-break/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<text:soft-page-break/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<text:soft-page-break/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<text:soft-page-break/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<text:soft-page-break/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<text:soft-page-break/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<text:soft-page-break/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<text:soft-page-break/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<text:soft-page-break/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<text:soft-page-break/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<text:soft-page-break/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<text:soft-page-break/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<text:soft-page-break/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<text:soft-page-break/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<text:soft-page-break/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<text:soft-page-break/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<text:soft-page-break/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<text:soft-page-break/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<text:soft-page-break/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<text:soft-page-break/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<text:soft-page-break/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<text:soft-page-break/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<text:soft-page-break/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<text:soft-page-break/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<text:soft-page-break/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<text:soft-page-break/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<text:soft-page-break/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<text:soft-page-break/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<text:soft-page-break/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<text:soft-page-break/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<text:soft-page-break/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<text:soft-page-break/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<text:soft-page-break/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<text:soft-page-break/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<text:soft-page-break/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<text:soft-page-break/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<text:soft-page-break/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<text:soft-page-break/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<text:soft-page-break/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<text:soft-page-break/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<text:soft-page-break/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<text:soft-page-break/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<text:soft-page-break/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<text:soft-page-break/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<text:soft-page-break/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<text:soft-page-break/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<text:soft-page-break/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<text:soft-page-break/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<text:soft-page-break/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<text:soft-page-break/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<text:soft-page-break/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<text:soft-page-break/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<text:soft-page-break/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<text:soft-page-break/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<text:soft-page-break/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<text:soft-page-break/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<text:soft-page-break/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<text:soft-page-break/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<text:soft-page-break/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<text:soft-page-break/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<text:soft-page-break/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<text:soft-page-break/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<text:soft-page-break/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<text:soft-page-break/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<text:soft-page-break/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<text:soft-page-break/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<text:soft-page-break/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<text:soft-page-break/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<text:soft-page-break/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<text:soft-page-break/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<text:soft-page-break/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<text:soft-page-break/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<text:soft-page-break/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<text:soft-page-break/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<text:soft-page-break/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<text:soft-page-break/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<text:soft-page-break/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<text:soft-page-break/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<text:soft-page-break/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<text:soft-page-break/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<text:soft-page-break/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<text:soft-page-break/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<text:soft-page-break/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<text:soft-page-break/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<text:soft-page-break/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<text:soft-page-break/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<text:soft-page-break/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<text:soft-page-break/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<text:soft-page-break/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<text:soft-page-break/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<text:soft-page-break/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<text:soft-page-break/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<text:soft-page-break/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<text:soft-page-break/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<text:soft-page-break/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<text:soft-page-break/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<text:soft-page-break/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<text:soft-page-break/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<text:soft-page-break/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<text:soft-page-break/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<text:soft-page-break/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<text:soft-page-break/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<text:soft-page-break/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<text:soft-page-break/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<text:soft-page-break/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<text:soft-page-break/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<text:soft-page-break/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<text:soft-page-break/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<text:soft-page-break/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<text:soft-page-break/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<text:soft-page-break/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<text:soft-page-break/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<text:soft-page-break/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<text:soft-page-break/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<text:soft-page-break/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<text:soft-page-break/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<text:soft-page-break/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<text:soft-page-break/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<text:soft-page-break/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<text:soft-page-break/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<text:soft-page-break/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<text:soft-page-break/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<text:soft-page-break/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<text:soft-page-break/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<text:soft-page-break/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<text:soft-page-break/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<text:soft-page-break/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<text:soft-page-break/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<text:soft-page-break/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<text:soft-page-break/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<text:soft-page-break/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<text:soft-page-break/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<text:soft-page-break/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<text:soft-page-break/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<text:soft-page-break/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<text:soft-page-break/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<text:soft-page-break/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<text:soft-page-break/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<text:soft-page-break/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<text:soft-page-break/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<text:soft-page-break/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<text:soft-page-break/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<text:soft-page-break/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<text:soft-page-break/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<text:soft-page-break/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<text:soft-page-break/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<text:soft-page-break/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<text:soft-page-break/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<text:soft-page-break/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<text:soft-page-break/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<text:soft-page-break/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<text:soft-page-break/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<text:soft-page-break/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<text:soft-page-break/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<text:soft-page-break/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<text:soft-page-break/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<text:soft-page-break/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<text:soft-page-break/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<text:soft-page-break/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<text:soft-page-break/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<text:soft-page-break/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<text:soft-page-break/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<text:soft-page-break/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<text:soft-page-break/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<text:soft-page-break/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<text:soft-page-break/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<text:soft-page-break/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<text:soft-page-break/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<text:soft-page-break/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<text:soft-page-break/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<text:soft-page-break/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<text:soft-page-break/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<text:soft-page-break/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<text:soft-page-break/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<text:soft-page-break/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<text:soft-page-break/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<text:soft-page-break/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<text:soft-page-break/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<text:soft-page-break/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<text:soft-page-break/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<text:soft-page-break/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<text:soft-page-break/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<text:soft-page-break/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<text:soft-page-break/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<text:soft-page-break/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<text:soft-page-break/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<text:soft-page-break/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<text:soft-page-break/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<text:soft-page-break/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<text:soft-page-break/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<text:soft-page-break/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<text:soft-page-break/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<text:soft-page-break/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<text:soft-page-break/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<text:soft-page-break/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<text:soft-page-break/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<text:soft-page-break/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<text:soft-page-break/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<text:soft-page-break/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<text:soft-page-break/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<text:soft-page-break/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<text:soft-page-break/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<text:soft-page-break/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<text:soft-page-break/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<text:soft-page-break/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<text:soft-page-break/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<text:soft-page-break/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<text:soft-page-break/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<text:soft-page-break/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<text:soft-page-break/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<text:soft-page-break/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<text:soft-page-break/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<text:soft-page-break/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<text:soft-page-break/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<text:soft-page-break/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<text:soft-page-break/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<text:soft-page-break/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<text:soft-page-break/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<text:soft-page-break/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<text:soft-page-break/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<text:soft-page-break/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<text:soft-page-break/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<text:soft-page-break/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<text:soft-page-break/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<text:soft-page-break/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<text:soft-page-break/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<text:soft-page-break/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<text:soft-page-break/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<text:soft-page-break/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<text:soft-page-break/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<text:soft-page-break/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<text:soft-page-break/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<text:soft-page-break/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<text:soft-page-break/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<text:soft-page-break/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<text:soft-page-break/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<text:soft-page-break/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<text:soft-page-break/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<text:soft-page-break/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<text:soft-page-break/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<text:soft-page-break/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<text:soft-page-break/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<text:soft-page-break/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<text:soft-page-break/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<text:soft-page-break/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<text:soft-page-break/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<text:soft-page-break/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<text:soft-page-break/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<text:soft-page-break/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<text:soft-page-break/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<text:soft-page-break/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<text:soft-page-break/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<text:soft-page-break/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<text:soft-page-break/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<text:soft-page-break/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<text:soft-page-break/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<text:soft-page-break/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<text:soft-page-break/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<text:soft-page-break/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<text:soft-page-break/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<text:soft-page-break/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<text:soft-page-break/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<text:soft-page-break/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<text:soft-page-break/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<text:soft-page-break/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<text:soft-page-break/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<text:soft-page-break/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<text:soft-page-break/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<text:soft-page-break/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<text:soft-page-break/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<text:soft-page-break/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<text:soft-page-break/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<text:soft-page-break/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<text:soft-page-break/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<text:soft-page-break/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<text:soft-page-break/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<text:soft-page-break/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<text:soft-page-break/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<text:soft-page-break/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<text:soft-page-break/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<text:soft-page-break/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<text:soft-page-break/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<text:soft-page-break/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<text:soft-page-break/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<text:soft-page-break/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<text:soft-page-break/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<text:soft-page-break/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<text:soft-page-break/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<text:soft-page-break/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<text:soft-page-break/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<text:soft-page-break/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<text:soft-page-break/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<text:soft-page-break/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<text:soft-page-break/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<text:soft-page-break/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<text:soft-page-break/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config</text:p>
      <text:p text:style-name="P1">#<text:tab/>scripts/decode_stacktrace.sh</text:p>
      <text:p text:style-name="P1">#<text:tab/>scripts/decodecode</text:p>
      <text:p text:style-name="P1">#<text:tab/>scripts/diffconfig</text:p>
      <text:p text:style-name="P1"><text:soft-page-break/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<text:soft-page-break/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<text:soft-page-break/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<text:soft-page-break/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<text:soft-page-break/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<text:soft-page-break/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<text:soft-page-break/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<text:soft-page-break/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<text:soft-page-break/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<text:soft-page-break/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<text:soft-page-break/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<text:soft-page-break/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<text:soft-page-break/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<text:soft-page-break/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<text:soft-page-break/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<text:soft-page-break/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<text:soft-page-break/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<text:soft-page-break/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<text:soft-page-break/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<text:soft-page-break/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<text:soft-page-break/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<text:soft-page-break/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<text:soft-page-break/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<text:soft-page-break/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<text:soft-page-break/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<text:soft-page-break/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<text:soft-page-break/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<text:soft-page-break/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  <text:p text:style-name="P1">#<text:tab/>tools/perf/util/symbol-elf.c</text:p>
      <text:p text:style-name="P1">#<text:tab/>tools/perf/util/symbol-minimal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6T16:32:42.699362754</dc:date>
    <meta:editing-duration>PT14H16M25S</meta:editing-duration>
    <meta:editing-cycles>104</meta:editing-cycles>
    <meta:generator>LibreOffice/7.3.3.2$Linux_X86_64 LibreOffice_project/30$Build-2</meta:generator>
    <meta:document-statistic meta:table-count="0" meta:image-count="0" meta:object-count="0" meta:page-count="463" meta:paragraph-count="24037" meta:word-count="48074" meta:character-count="787697" meta:non-whitespace-character-count="763660"/>
  </office:meta>
</office:document-meta>
</file>